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716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4.07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Default" office:value-type="string">
            <text:p>ID</text:p>
          </table:table-cell>
          <table:table-cell office:value-type="string">
            <text:p>VideoTitle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cademic Status</text:p>
          </table:table-cell>
          <table:table-cell office:value-type="string">
            <text:p>Age</text:p>
          </table:table-cell>
          <table:table-cell office:value-type="string">
            <text:p>VideoID</text:p>
          </table:table-cell>
          <table:table-cell office:value-type="string">
            <text:p>IsNativeSpeaker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string">
            <text:p>3D printed Fabric: Techniques for Design and 3D Weaving Programmable Textiles</text:p>
          </table:table-cell>
          <table:table-cell table:style-name="ce1" office:value-type="string">
            <text:p>Haruki Takahas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07keSZOkO8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A 3D Printer Head as a Robotic Manipulator</text:p>
          </table:table-cell>
          <table:table-cell table:style-name="ce1" office:value-type="string">
            <text:p>Shohei Kataku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xNOvZbEyRAc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4">
            <text:p>4</text:p>
          </table:table-cell>
          <table:table-cell office:value-type="string">
            <text:p>Question in 3D Printer Head as Robotic Manipulato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Accurate and Low-Latency Sensing of Touch Contact on Any Surface</text:p>
          </table:table-cell>
          <table:table-cell table:style-name="ce1" office:value-type="string">
            <text:p>Yizheng G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xsN4XRrcftU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6">
            <text:p>6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7">
            <text:p>7</text:p>
          </table:table-cell>
          <table:table-cell office:value-type="string">
            <text:p>Question in Accurate and Low Latency Sensing of Touch Contact on Any Surface</text:p>
          </table:table-cell>
          <table:table-cell office:value-type="string">
            <text:p>Daniel Vogel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8">
            <text:p>8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9">
            <text:p>9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Seungwoo J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laXB0N3JFU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Myung Jim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/>
          <table:table-cell table:style-name="ce1" office:value-type="string">
            <text:p>-</text:p>
          </table:table-cell>
        </table:table-row>
        <table:table-row table:style-name="ro2">
          <table:table-cell table:style-name="Default" office:value-type="float" office:value="12">
            <text:p>12</text:p>
          </table:table-cell>
          <table:table-cell office:value-type="string">
            <text:p>Question in Aero-Plane</text:p>
          </table:table-cell>
          <table:table-cell office:value-type="string">
            <text:p>Sean Foll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Young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13">
            <text:p>13</text:p>
          </table:table-cell>
          <table:table-cell office:value-type="string">
            <text:p>Question in Aero-Plan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Bespoke: Interactively Synthesizing Custom GUIs from Command-Line Applications</text:p>
          </table:table-cell>
          <table:table-cell table:style-name="ce1" office:value-type="string">
            <text:p>Priyan Vaithilinga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ceXqyyAzXIE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15">
            <text:p>15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16">
            <text:p>16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table:style-name="Default" office:value-type="float" office:value="17">
            <text:p>17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18">
            <text:p>18</text:p>
          </table:table-cell>
          <table:table-cell office:value-type="string">
            <text:p>Question in Bespoke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Old</text:p>
          </table:table-cell>
          <table:table-cell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Bodystorming Human-Robot Interactions</text:p>
          </table:table-cell>
          <table:table-cell table:style-name="ce1" office:value-type="string">
            <text:p>David Porfiri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bxrN6dW5lH8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20">
            <text:p>20</text:p>
          </table:table-cell>
          <table:table-cell office:value-type="string">
            <text:p>Question in Bodystorming Human-Robot Interactions</text:p>
          </table:table-cell>
          <table:table-cell/>
          <table:table-cell office:value-type="string">
            <text:p>Male</text:p>
          </table:table-cell>
          <table:table-cell/>
          <table:table-cell office:value-type="string">
            <text:p>Old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BubBowl: Display Vessel Using Electrolysis Bubbles in Drinkable Beverages</text:p>
          </table:table-cell>
          <table:table-cell table:style-name="ce1" office:value-type="string">
            <text:p>Ayaka Ishii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Lrkl8XP9BSQ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22">
            <text:p>22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23">
            <text:p>23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string">
            <text:p>CapstanCrunch: A Haptic VR Controller</text:p>
          </table:table-cell>
          <table:table-cell table:style-name="ce1" office:value-type="string">
            <text:p>Mike Sinclai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Old</text:p>
          </table:table-cell>
          <table:table-cell table:style-name="ce1" office:value-type="string">
            <text:p>fyVofcglIFE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25">
            <text:p>25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26">
            <text:p>26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27">
            <text:p>27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string">
            <text:p>CAVRN: An Exploration and Evaluation of Collective Audience VR Nexus Experience</text:p>
          </table:table-cell>
          <table:table-cell table:style-name="ce2" office:value-type="string">
            <text:p>Sebastian Hersch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Young</text:p>
          </table:table-cell>
          <table:table-cell table:style-name="ce1" office:value-type="string">
            <text:p>B9nytffmgWI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29">
            <text:p>29</text:p>
          </table:table-cell>
          <table:table-cell office:value-type="string">
            <text:p>Question in CAVR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30">
            <text:p>30</text:p>
          </table:table-cell>
          <table:table-cell office:value-type="string">
            <text:p>Question in CAVRN</text:p>
          </table:table-cell>
          <table:table-cell office:value-type="string">
            <text:p>Daniel Leithing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 office:value-type="string">
            <text:p>CircuitStyle: A System for Peripherally Reinforcing Best Pracitces in HW Computing</text:p>
          </table:table-cell>
          <table:table-cell table:style-name="ce1" office:value-type="string">
            <text:p>Josh Urban Davi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MqhK5Bo0ljI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32">
            <text:p>32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33">
            <text:p>33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34">
            <text:p>34</text:p>
          </table:table-cell>
          <table:table-cell office:value-type="string">
            <text:p>Question in CircuitStyle</text:p>
          </table:table-cell>
          <table:table-cell office:value-type="string">
            <text:p>David (Ledo?)</text:p>
          </table:table-cell>
          <table:table-cell office:value-type="string">
            <text:p>Male</text:p>
          </table:table-cell>
          <table:table-cell office:value-type="string">
            <text:p>Grad Student</text:p>
          </table:table-cell>
          <table:table-cell office:value-type="string">
            <text:p>Young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 office:value-type="string">
            <text:p>Context-Aware Online Adaptation of Mixed Reality Interfaces</text:p>
          </table:table-cell>
          <table:table-cell table:style-name="ce1" office:value-type="string">
            <text:p>David Lindlbau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SammTUw96Mg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table:style-name="Default" office:value-type="float" office:value="36">
            <text:p>36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37">
            <text:p>37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 office:value-type="string">
            <text:p>Designing AR Visualizations to Facilitate Stair Navigation for People with Low Vision</text:p>
          </table:table-cell>
          <table:table-cell table:style-name="ce1" office:value-type="string">
            <text:p>Yuhang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r5ul6gzak3A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39">
            <text:p>39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40">
            <text:p>40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41">
            <text:p>41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string">
            <text:p>DreamWalker: Substituting Real-World Walking Experiences with a VR</text:p>
          </table:table-cell>
          <table:table-cell table:style-name="ce1" office:value-type="string">
            <text:p>Jackie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B9887Q4BCAo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43">
            <text:p>43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44">
            <text:p>44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office:value-type="string">
            <text:p>Drift-Correction Techniques for Scale-Adaptive VR Navigation</text:p>
          </table:table-cell>
          <table:table-cell table:style-name="ce1" office:value-type="string">
            <text:p>Roberto Montano-Murill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piqFtVCURQs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table:style-name="Default" office:value-type="float" office:value="46">
            <text:p>46</text:p>
          </table:table-cell>
          <table:table-cell office:value-type="string">
            <text:p>Question in Drift-Correc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 office:value-type="string">
            <text:p>ElastImpact: 2.5D Multilevel Instant Impact Using Elasticity on HMD</text:p>
          </table:table-cell>
          <table:table-cell table:style-name="ce1" office:value-type="string">
            <text:p>Hsin-Ruey Tsai (Ray)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x77sVdE6axk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office:value-type="string">
            <text:p>Question in ElasImpact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1" office:value-type="string">
            <text:p>FaceWidgets: Exploring Tangible Interaction on Face with HMD</text:p>
          </table:table-cell>
          <table:table-cell table:style-name="ce1" office:value-type="string">
            <text:p>Wen-Jie Ts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ZwG6Ah9lek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50">
            <text:p>50</text:p>
          </table:table-cell>
          <table:table-cell office:value-type="string">
            <text:p>Question in FaceWidget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 office:value-type="string">
            <text:p>Gaze-Assisted Typing for Smart Glasses</text:p>
          </table:table-cell>
          <table:table-cell table:style-name="ce1" office:value-type="string">
            <text:p>Sunggeun Ah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6sRlLxeA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52">
            <text:p>52</text:p>
          </table:table-cell>
          <table:table-cell office:value-type="string">
            <text:p>Question in Gaze-Assisted Typing</text:p>
          </table:table-cell>
          <table:table-cell office:value-type="string">
            <text:p>Jacob O. Wobbrock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53">
            <text:p>53</text:p>
          </table:table-cell>
          <table:table-cell office:value-type="string">
            <text:p>Question in Gaze-Assisted Typing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1" office:value-type="string">
            <text:p>GesturePod: Enabling On-Device Gesture-based Interaction for White Cane Users</text:p>
          </table:table-cell>
          <table:table-cell table:style-name="ce1" office:value-type="string">
            <text:p>Shishir Pati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N4Og10qWMZ8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55">
            <text:p>55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56">
            <text:p>56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57">
            <text:p>57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1" office:value-type="string">
            <text:p>GhostAR: A Time-space Editor for Embodied Authring of Human-Robot Collaborative...</text:p>
          </table:table-cell>
          <table:table-cell table:style-name="ce1" office:value-type="string">
            <text:p>Yuanzhi Ca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/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59">
            <text:p>59</text:p>
          </table:table-cell>
          <table:table-cell office:value-type="string">
            <text:p>Question in GhostA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1" office:value-type="string">
            <text:p>HairBrush for Immersive Data-Driven Hair Modeling</text:p>
          </table:table-cell>
          <table:table-cell table:style-name="ce1" office:value-type="string">
            <text:p>Yajie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-6FQz2DZjw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61">
            <text:p>61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62">
            <text:p>62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1" office:value-type="string">
            <text:p>HapSense: A Soft Haptic I/O Device with Uninterrupted Dual Functionalities of Force...</text:p>
          </table:table-cell>
          <table:table-cell table:style-name="ce1" office:value-type="string">
            <text:p>Sang Ho Yoo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O3i3IaMdbXg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64">
            <text:p>64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65">
            <text:p>65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string">
            <text:p>Interactive 360 Degree Glasses – Free Tabletop 3D Display</text:p>
          </table:table-cell>
          <table:table-cell table:style-name="ce1" office:value-type="string">
            <text:p>Motohiro Makiguc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fjFLKKjVlnY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67">
            <text:p>67</text:p>
          </table:table-cell>
          <table:table-cell office:value-type="string">
            <text:p>Question in Interactive 360 Degree Glasse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1" office:value-type="string">
            <text:p>Is this Real?: Generating Synthetic Data that Looks Real</text:p>
          </table:table-cell>
          <table:table-cell table:style-name="ce1" office:value-type="string">
            <text:p>Miro Mannin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/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69">
            <text:p>69</text:p>
          </table:table-cell>
          <table:table-cell office:value-type="string">
            <text:p>Question in Is this Real?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1" office:value-type="string">
            <text:p>KnitPicking Textures: Programming and Modifying Complex Knitted Textures...</text:p>
          </table:table-cell>
          <table:table-cell table:style-name="ce1" office:value-type="string">
            <text:p>Megan Hofma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hAtDAeu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71">
            <text:p>71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72">
            <text:p>72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73">
            <text:p>73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1" office:value-type="string">
            <text:p>Knitting Skeletons: Computer-Aided Design Tool for Shaping and Patterning of Knitted Garments</text:p>
          </table:table-cell>
          <table:table-cell table:style-name="ce1" office:value-type="string">
            <text:p>Alexandre Kaspa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1A86wyP7hsk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table:style-name="Default" office:value-type="float" office:value="75">
            <text:p>75</text:p>
          </table:table-cell>
          <table:table-cell office:value-type="string">
            <text:p>Question in Knitting Skeleton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1" office:value-type="string">
            <text:p>LabelAR: A Spatial Guidance Interface for Fast Computer Vision Image Collection</text:p>
          </table:table-cell>
          <table:table-cell table:style-name="ce1" office:value-type="string">
            <text:p>Michael Laiell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3zEYHrdp4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77">
            <text:p>77</text:p>
          </table:table-cell>
          <table:table-cell office:value-type="string">
            <text:p>Question in LabelA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1" office:value-type="string">
            <text:p>Learning Cooperative Personalized Policies from Gaze Data</text:p>
          </table:table-cell>
          <table:table-cell table:style-name="ce1" office:value-type="string">
            <text:p>Christoph Gebhardt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Mi2Ne3YRStk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table:style-name="Default" office:value-type="float" office:value="79">
            <text:p>79</text:p>
          </table:table-cell>
          <table:table-cell office:value-type="string">
            <text:p>Question in Learning Cooperativ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1" office:value-type="string">
            <text:p>LEVIProps: Animating Levitated Optimized Fabric Structures using Holographic..</text:p>
          </table:table-cell>
          <table:table-cell table:style-name="ce1" office:value-type="string">
            <text:p>Rafael Morale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4Y5C8AZZd80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table:style-name="Default" office:value-type="float" office:value="81">
            <text:p>81</text:p>
          </table:table-cell>
          <table:table-cell office:value-type="string">
            <text:p>Question in LEVIProps</text:p>
          </table:table-cell>
          <table:table-cell office:value-type="string">
            <text:p>Lining Yao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 office:value-type="string">
            <text:p>Young</text:p>
          </table:table-cell>
          <table:table-cell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1" office:value-type="string">
            <text:p>LightAnchors: Appropriating Point Lights for Spatially-Anchored AR Interfaces</text:p>
          </table:table-cell>
          <table:table-cell table:style-name="ce1" office:value-type="string">
            <text:p>Karan Ahuj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mf2fy-Om23g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83">
            <text:p>83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84">
            <text:p>84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85">
            <text:p>85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1" office:value-type="string">
            <text:p>Loki: Facilitating Remote Instruction of Physical Tasks Using Bi-Directional MR Telepresence</text:p>
          </table:table-cell>
          <table:table-cell table:style-name="ce1" office:value-type="string">
            <text:p>Bala Thoravi Kumarave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urGqP7FHpOE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87">
            <text:p>87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table:style-name="Default" office:value-type="float" office:value="88">
            <text:p>88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1" office:value-type="string">
            <text:p>Magical Hands: Mid-Air Hand Gestures for Animating in VR</text:p>
          </table:table-cell>
          <table:table-cell table:style-name="ce1" office:value-type="string">
            <text:p>Rahul Aro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fIHhm7Vrgwo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90">
            <text:p>90</text:p>
          </table:table-cell>
          <table:table-cell office:value-type="string">
            <text:p>Question in Magical Hand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1" office:value-type="string">
            <text:p>Mallard: Turn the Web into a Contextualized Prototyping Environment for ML</text:p>
          </table:table-cell>
          <table:table-cell table:style-name="ce1" office:value-type="string">
            <text:p>Xio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ZwG6Ah9lek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92">
            <text:p>92</text:p>
          </table:table-cell>
          <table:table-cell office:value-type="string">
            <text:p>Question in Mallar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1" office:value-type="string">
            <text:p>Mantis: A Scalable, Lightweight and accessible Architecture to Build Multiform Force Feedback...</text:p>
          </table:table-cell>
          <table:table-cell table:style-name="ce1" office:value-type="string">
            <text:p>Gareth Barnaby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wm2j9xQOWIU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94">
            <text:p>94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95">
            <text:p>95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1" office:value-type="string">
            <text:p>Morphlour: Personalized Flour-based Morphing Food Induced by Dehydration..</text:p>
          </table:table-cell>
          <table:table-cell table:style-name="ce1" office:value-type="string">
            <text:p>Humphrey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8CrUvqvVQHI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string">
            <text:p>Question in Morphlour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1"/>
          <table:table-cell table:number-columns-repeated="2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98">
            <text:p>98</text:p>
          </table:table-cell>
          <table:table-cell table:style-name="ce3" office:value-type="string">
            <text:p>Question in Morphlour</text:p>
          </table:table-cell>
          <table:table-cell table:style-name="ce3"/>
          <table:table-cell table:style-name="ce3"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1" office:value-type="string">
            <text:p>Optimizing Portrait Lighting at Capture-Time Using a 360 Camera as a Light Probe</text:p>
          </table:table-cell>
          <table:table-cell table:style-name="ce1" office:value-type="string">
            <text:p>Jane 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W3miw6cYp80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Question in Optimizing Portrait Lighting</text:p>
          </table:table-cell>
          <table:table-cell office:value-type="string">
            <text:p>Scott Klem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Question in Optimizing Portrait Lighting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02">
            <text:p>102</text:p>
          </table:table-cell>
          <table:table-cell table:style-name="ce1" office:value-type="string">
            <text:p>Proxino: Enabling Prototyping of Virtual Circuits with Physical Proxies</text:p>
          </table:table-cell>
          <table:table-cell table:style-name="ce1" office:value-type="string">
            <text:p>Te-Yen W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_Klvg8YSrJQ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Question in Proxino</text:p>
          </table:table-cell>
          <table:table-cell office:value-type="string">
            <text:p>Andrea Bianchi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Europ. Non-Native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Question in Proxino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1" office:value-type="string">
            <text:p>PseudoBend: Producing Haptic Illusions of Stretching, Bending and Twisting Using Grain Vibrations</text:p>
          </table:table-cell>
          <table:table-cell table:style-name="ce1" office:value-type="string">
            <text:p>Seongkook He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rCYeWPUcMZU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1" office:value-type="string">
            <text:p>Pull-Ups: Enhancing Suspension Activities in VR with Body-Scale Kinesthetic Force Feedbacks for VR</text:p>
          </table:table-cell>
          <table:table-cell table:style-name="ce1" office:value-type="string">
            <text:p>Liwei Che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F8yPlAL9_BU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1" office:value-type="string">
            <text:p>PUMICE: Multi-Modal Agent that Learns Concepts and Conditionals from Natural Language and Demonstrations</text:p>
          </table:table-cell>
          <table:table-cell table:style-name="ce1" office:value-type="string">
            <text:p>Toby Jia-Jun L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SFZ0paxbxc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17">
            <text:p>117</text:p>
          </table:table-cell>
          <table:table-cell table:style-name="ce1" office:value-type="string">
            <text:p>Self-healing UI</text:p>
          </table:table-cell>
          <table:table-cell table:style-name="ce1" office:value-type="string">
            <text:p>Koya Narum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3sKCUjWk3NE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1" office:value-type="string">
            <text:p>Self-healing UI</text:p>
          </table:table-cell>
          <table:table-cell table:style-name="ce1"/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/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22">
            <text:p>122</text:p>
          </table:table-cell>
          <table:table-cell table:style-name="ce1" office:value-type="string">
            <text:p>SensorSnaps: Integrating Wireless Sensor Nodes into Fabric Snap Fasteners for Textile Interfaces</text:p>
          </table:table-cell>
          <table:table-cell table:style-name="ce1" office:value-type="string">
            <text:p>Artem Dementyev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9AOl7TXT2i4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Question in SensorSnap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24">
            <text:p>124</text:p>
          </table:table-cell>
          <table:table-cell table:style-name="ce1" office:value-type="string">
            <text:p>ShapeBots: Shape changing swarm robots</text:p>
          </table:table-cell>
          <table:table-cell table:style-name="ce1" office:value-type="string">
            <text:p>Ryo Suzuk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2QCEZ7Okzyw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Question in ShapeBot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26">
            <text:p>126</text:p>
          </table:table-cell>
          <table:table-cell table:style-name="ce1" office:value-type="string">
            <text:p>Sketchforme: Composing Sketched Scenes from Text Descriptions for Interactive Applications</text:p>
          </table:table-cell>
          <table:table-cell table:style-name="ce1" office:value-type="string">
            <text:p>Forrest Hu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h1dl4ZQwqaw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Question in Sketchform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string">
            <text:p>Question in Sketchforme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3" table:number-columns-repeated="2"/>
          <table:table-cell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29">
            <text:p>129</text:p>
          </table:table-cell>
          <table:table-cell table:style-name="ce1" office:value-type="string">
            <text:p>Skin-On Interfaces: Bio-Driven Approach for Artificial Skin Design to Cover Interactive Devices</text:p>
          </table:table-cell>
          <table:table-cell table:style-name="ce1" office:value-type="string">
            <text:p>Marc Teyssi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GzY99HWeME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132">
            <text:p>132</text:p>
          </table:table-cell>
          <table:table-cell table:style-name="ce1" office:value-type="string">
            <text:p>Soft Inkjet Circuits</text:p>
          </table:table-cell>
          <table:table-cell table:style-name="ce1" office:value-type="string">
            <text:p>Arshad Kh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LGvlKquKO4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Question in Soft Inkjet Circuit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1" office:value-type="string">
            <text:p>Sozu: Self-Powered Radio Tags for Building-Scale Activity Sensing</text:p>
          </table:table-cell>
          <table:table-cell table:style-name="ce1" office:value-type="string">
            <text:p>Ya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Lv2MH517b1I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38">
            <text:p>138</text:p>
          </table:table-cell>
          <table:table-cell table:style-name="ce1" office:value-type="string">
            <text:p>Supporting Elder Connectedness through Cognitively Sustainable Design...</text:p>
          </table:table-cell>
          <table:table-cell table:style-name="ce1" office:value-type="string">
            <text:p>Rebecca Kleinberger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8nlgZhhRUOs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1" office:value-type="string">
            <text:p>SWISH: Shifting-Weight Interface of Simulated Hydrodynamics</text:p>
          </table:table-cell>
          <table:table-cell table:style-name="ce1" office:value-type="string">
            <text:p>Shahabedin Sagheb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29Vj3UMnp6o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147">
            <text:p>147</text:p>
          </table:table-cell>
          <table:table-cell table:style-name="ce1" office:value-type="string">
            <text:p>Tactlets: Adding Tactile Feedback to 3D Objects Using Custom Printed Controls</text:p>
          </table:table-cell>
          <table:table-cell table:style-name="ce1" office:value-type="string">
            <text:p>Daniel Grög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RvsVMF7dYLs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Question in Tactlet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49">
            <text:p>149</text:p>
          </table:table-cell>
          <table:table-cell table:style-name="ce1" office:value-type="string">
            <text:p>Tea: A High-Level Language and Runtime System for Automating Statistical Analysis</text:p>
          </table:table-cell>
          <table:table-cell table:style-name="ce1" office:value-type="string">
            <text:p>Eunice Ju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BpYP7U7y77s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Question in Tea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Question in Tea</text:p>
          </table:table-cell>
          <table:table-cell office:value-type="string">
            <text:p>Brian Smith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Young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Question in Tea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53">
            <text:p>153</text:p>
          </table:table-cell>
          <table:table-cell table:style-name="ce1" office:value-type="string">
            <text:p>Tessutivo: Contextual Interactions on Interactive Fabrics with Inductive Sensing</text:p>
          </table:table-cell>
          <table:table-cell table:style-name="ce1" office:value-type="string">
            <text:p>Jun Go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eZPGCbsEdwA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56">
            <text:p>156</text:p>
          </table:table-cell>
          <table:table-cell table:style-name="ce1" office:value-type="string">
            <text:p>The Memory Palace</text:p>
          </table:table-cell>
          <table:table-cell table:style-name="ce1" office:value-type="string">
            <text:p>Sauvik D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/>
          <table:table-cell table:style-name="ce1" office:value-type="string">
            <text:p>Native Speaker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Question in The Memory Palace</text:p>
          </table:table-cell>
          <table:table-cell office:value-type="string">
            <text:p>Katharina Reinecke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Europ. Non-Native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Question in The Memory Pala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59">
            <text:p>159</text:p>
          </table:table-cell>
          <table:table-cell table:style-name="ce1" office:value-type="string">
            <text:p>TilePoP: Tile-type Pop-up Prop for Virtual Reality</text:p>
          </table:table-cell>
          <table:table-cell table:style-name="ce1" office:value-type="string">
            <text:p>Shan-Yuan T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4-9oFh5UPTg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62">
            <text:p>162</text:p>
          </table:table-cell>
          <table:table-cell table:style-name="ce1" office:value-type="string">
            <text:p>Tip-Tap: Battery-free Discrete 2D Fingertip Input</text:p>
          </table:table-cell>
          <table:table-cell table:style-name="ce1" office:value-type="string">
            <text:p>Keiko Katsuragawa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BvYxCGRa6vE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66">
            <text:p>166</text:p>
          </table:table-cell>
          <table:table-cell table:style-name="ce1" office:value-type="string">
            <text:p>TipText: Eyes-Free Text Entry on a Fingertip Keyboard</text:p>
          </table:table-cell>
          <table:table-cell table:style-name="ce1" office:value-type="string">
            <text:p>Zheer X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e4-tANkReyw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69">
            <text:p>169</text:p>
          </table:table-cell>
          <table:table-cell table:style-name="ce1" office:value-type="string">
            <text:p>Turn-by-Wire: Computationally Mediated Physical Fabrication</text:p>
          </table:table-cell>
          <table:table-cell table:style-name="ce1" office:value-type="string">
            <text:p>Rundong Ti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YjM8LOiDYyg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73">
            <text:p>173</text:p>
          </table:table-cell>
          <table:table-cell table:style-name="ce1" office:value-type="string">
            <text:p>Type, Then Correct: Intelligent Text Correction Techniques for Mobile Text Entry Using NN</text:p>
          </table:table-cell>
          <table:table-cell table:style-name="ce1" office:value-type="string">
            <text:p>Mingrui „Ray“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grugZf8jrc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Question in Type, Then Correct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Old</text:p>
          </table:table-cell>
          <table:table-cell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175">
            <text:p>175</text:p>
          </table:table-cell>
          <table:table-cell table:style-name="ce1" office:value-type="string">
            <text:p>Unakite: Scaffolding Developers' Decision-Making Using the Web</text:p>
          </table:table-cell>
          <table:table-cell table:style-name="ce1" office:value-type="string">
            <text:p>Michael Xieyang Li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UMQ-kWgmbQ4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78">
            <text:p>178</text:p>
          </table:table-cell>
          <table:table-cell table:style-name="ce1" office:value-type="string">
            <text:p>Videostrates: Collaborative, Distributed and Programmable Video Manipulation</text:p>
          </table:table-cell>
          <table:table-cell table:style-name="ce1" office:value-type="string">
            <text:p>Clemens N. Klokmos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JmvkjdyL1cw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81">
            <text:p>181</text:p>
          </table:table-cell>
          <table:table-cell table:style-name="ce1" office:value-type="string">
            <text:p>View-Dependent Video Textures for 360° Video</text:p>
          </table:table-cell>
          <table:table-cell table:style-name="ce1" office:value-type="string">
            <text:p>Sean J. Liu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O_sjsowuS8c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Question in View-Dependent Video Textures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Old</text:p>
          </table:table-cell>
          <table:table-cell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183">
            <text:p>183</text:p>
          </table:table-cell>
          <table:table-cell table:style-name="ce1" office:value-type="string">
            <text:p>Virtual Muscle Force: Communicating Kinesthetic Forces Through Pseudo-Haptic Feedback and Muscle Input</text:p>
          </table:table-cell>
          <table:table-cell table:style-name="ce1" office:value-type="string">
            <text:p>Gabriel Ha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/>
          <table:table-cell table:style-name="ce1" office:value-type="string">
            <text:p>Europ. Non-Native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188">
            <text:p>188</text:p>
          </table:table-cell>
          <table:table-cell table:style-name="ce1" office:value-type="string">
            <text:p>X-Droid: A Quick and Easy Android Prorotyping Framework with a Single-App Illusion</text:p>
          </table:table-cell>
          <table:table-cell table:style-name="ce1" office:value-type="string">
            <text:p>Donghwi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cBdCYs3egqY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Question in X-Droid</text:p>
          </table:table-cell>
          <table:table-cell office:value-type="string">
            <text:p>Toby Jia-Jun Li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Grad Student</text:p>
          </table:table-cell>
          <table:table-cell table:style-name="ce3" office:value-type="string">
            <text:p>Young</text:p>
          </table:table-cell>
          <table:table-cell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5">05.10.2020</text:date>, <text:time>13:55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36:45.12</meta:creation-date>
    <dc:date>2020-10-05T13:55:58.84</dc:date>
    <meta:editing-duration>P1DT52S</meta:editing-duration>
    <meta:editing-cycles>24</meta:editing-cycles>
    <meta:generator>OpenOffice/4.1.7$Win32 OpenOffice.org_project/417m1$Build-9800</meta:generator>
    <meta:document-statistic meta:table-count="3" meta:cell-count="1068" meta:object-count="0"/>
  </office:meta>
</office:document-meta>
</file>